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aa6eb" officeooo:paragraph-rsid="000aa6eb"/>
    </style:style>
    <style:style style:name="P3" style:family="paragraph" style:parent-style-name="Text_20_body" style:list-style-name="L1"/>
    <style:style style:name="P4" style:family="paragraph" style:parent-style-name="Text_20_body" style:list-style-name="L2"/>
    <style:style style:name="P5" style:family="paragraph" style:parent-style-name="Preformatted_20_Text" style:list-style-name="L2">
      <style:paragraph-properties fo:margin-top="0cm" fo:margin-bottom="0.499cm" style:contextual-spacing="false"/>
    </style:style>
    <style:style style:name="P6" style:family="paragraph" style:parent-style-name="Preformatted_20_Text" style:list-style-name="L2"/>
    <style:style style:name="P7" style:family="paragraph" style:parent-style-name="Text_20_body" style:list-style-name="L3"/>
    <style:style style:name="P8" style:family="paragraph" style:parent-style-name="Preformatted_20_Text" style:list-style-name="L3">
      <style:paragraph-properties fo:margin-top="0cm" fo:margin-bottom="0.499cm"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Preformatted_20_Text" style:list-style-name="L6">
      <style:paragraph-properties fo:margin-top="0cm" fo:margin-bottom="0.499cm" style:contextual-spacing="false"/>
    </style:style>
    <style:style style:name="P13" style:family="paragraph" style:parent-style-name="Heading_20_3">
      <style:paragraph-properties fo:margin-top="0cm" fo:margin-bottom="0.247cm" style:contextual-spacing="false" fo:line-height="115%"/>
    </style:style>
    <style:style style:name="P14" style:family="paragraph" style:parent-style-name="Text_20_body" style:list-style-name="L7">
      <style:text-properties style:font-name="Times New Roman"/>
    </style:style>
    <style:style style:name="P15" style:family="paragraph" style:parent-style-name="Horizontal_20_Line">
      <style:paragraph-properties fo:margin-top="0cm" fo:margin-bottom="0.247cm" style:contextual-spacing="false" fo:line-height="115%"/>
      <style:text-properties style:font-name="Times New Roman"/>
    </style:style>
    <style:style style:name="P16" style:family="paragraph" style:parent-style-name="Heading_20_3">
      <style:paragraph-properties fo:margin-top="0cm" fo:margin-bottom="0.247cm" style:contextual-spacing="false" fo:line-height="115%"/>
      <style:text-properties style:font-name="Times New Roman"/>
    </style:style>
    <style:style style:name="P17" style:family="paragraph" style:parent-style-name="Text_20_body" style:list-style-name="L8">
      <style:text-properties style:font-name="Times New Roman"/>
    </style:style>
    <style:style style:name="P18" style:family="paragraph" style:parent-style-name="Text_20_body" style:list-style-name="L9">
      <style:text-properties style:font-name="Times New Roman"/>
    </style:style>
    <style:style style:name="P19" style:family="paragraph" style:parent-style-name="Text_20_body" style:list-style-name="L10">
      <style:text-properties style:font-name="Times New Roman"/>
    </style:style>
    <style:style style:name="P20" style:family="paragraph" style:parent-style-name="Text_20_body" style:list-style-name="L11">
      <style:text-properties style:font-name="Times New Roman"/>
    </style:style>
    <style:style style:name="P21" style:family="paragraph" style:parent-style-name="Preformatted_20_Text" style:list-style-name="L11">
      <style:paragraph-properties fo:margin-top="0cm" fo:margin-bottom="0.247cm" style:contextual-spacing="false" fo:line-height="115%"/>
      <style:text-properties style:font-name="Times New Roman"/>
    </style:style>
    <style:style style:name="P22" style:family="paragraph" style:parent-style-name="Text_20_body" style:list-style-name="L12">
      <style:text-properties style:font-name="Times New Roman"/>
    </style:style>
    <style:style style:name="P23" style:family="paragraph" style:parent-style-name="Text_20_body" style:list-style-name="L13">
      <style:text-properties style:font-name="Times New Roman"/>
    </style:style>
    <style:style style:name="P24" style:family="paragraph" style:parent-style-name="Preformatted_20_Text" style:list-style-name="L13">
      <style:paragraph-properties fo:margin-top="0cm" fo:margin-bottom="0.247cm" style:contextual-spacing="false" fo:line-height="115%"/>
      <style:text-properties style:font-name="Times New Roman"/>
    </style:style>
    <style:style style:name="P25" style:family="paragraph" style:parent-style-name="Text_20_body" style:list-style-name="L14">
      <style:text-properties style:font-name="Times New Roman"/>
    </style:style>
    <style:style style:name="P26" style:family="paragraph" style:parent-style-name="Text_20_body" style:list-style-name="L14"/>
    <style:style style:name="P27" style:family="paragraph" style:parent-style-name="Text_20_body">
      <style:paragraph-properties fo:break-before="page"/>
    </style:style>
    <style:style style:name="P28" style:family="paragraph" style:parent-style-name="Text_20_body">
      <style:text-properties style:font-name="Times New Roman"/>
    </style:style>
    <style:style style:name="P29" style:family="paragraph" style:parent-style-name="Heading_20_2">
      <style:paragraph-properties fo:margin-top="0cm" fo:margin-bottom="0.247cm" style:contextual-spacing="false" fo:line-height="115%"/>
      <style:text-properties style:font-name="Times New Roman"/>
    </style:style>
    <style:style style:name="P30" style:family="paragraph" style:parent-style-name="Text_20_body" style:list-style-name="L15">
      <style:text-properties style:font-name="Times New Roman"/>
    </style:style>
    <style:style style:name="P31" style:family="paragraph" style:parent-style-name="Preformatted_20_Text" style:list-style-name="L15">
      <style:paragraph-properties fo:margin-top="0cm" fo:margin-bottom="0.247cm" style:contextual-spacing="false" fo:line-height="115%"/>
      <style:text-properties style:font-name="Times New Roman"/>
    </style:style>
    <style:style style:name="P32" style:family="paragraph" style:parent-style-name="Text_20_body" style:list-style-name="L16">
      <style:text-properties style:font-name="Times New Roman"/>
    </style:style>
    <style:style style:name="P33" style:family="paragraph" style:parent-style-name="Text_20_body" style:list-style-name="L17">
      <style:text-properties style:font-name="Times New Roman"/>
    </style:style>
    <style:style style:name="P34" style:family="paragraph" style:parent-style-name="Text_20_body" style:list-style-name="L17"/>
    <style:style style:name="T1" style:family="text">
      <style:text-properties officeooo:rsid="000b3e27"/>
    </style:style>
    <style:style style:name="T2" style:family="text">
      <style:text-properties officeooo:rsid="000923e4"/>
    </style:style>
    <style:style style:name="T3" style:family="text">
      <style:text-properties officeooo:rsid="00065196"/>
    </style:style>
    <style:style style:name="T4" style:family="text">
      <style:text-properties style:font-name="Times New Roman"/>
    </style:style>
    <style:style style:name="T5" style:family="text">
      <style:text-properties style:font-name="Times New Roman" fo:font-weight="bold" officeooo:rsid="00075481"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é-requisitos</text:p>
      <text:p text:style-name="Standard"><text:tab/>Construir um sistema LFS não é uma tarefa simples. Exige um certo nível de conhecimento existente da administração de sistemas Unix para a finalidade de resolver problemas e corretamente executar os comandos listados. Em particular, como um mínimo absoluto, você já deveria saber como usar a linha de comando (shell) para copiar ou mover arquivos e diretórios, listar diretórios e conteúdo de arquivos, e mudar o diretório atual. Também é esperado que você saiba como usar e instalar software Linux.</text:p>
      <text:p text:style-name="Standard">Por causa do livro LFS assumir pelo menos esse nível básico de habilidades, os vários fóruns de suporte do LFS não são adequados para te fornecer muita assistência nessas áreas. Você vai achar que as suas perguntas relacionadas a tal conhecimento básico não serão respondidas (ou serão simplesmente remetidas à lista de pré-leitura essencial do LFS).</text:p>
      <text:p text:style-name="Standard"/>
      <text:p text:style-name="Standard"><text:tab/>Antes de construir um sistema LFS, nós insistimos que você leia estes artigos:</text:p>
      <text:p text:style-name="Standard"/>
      <text:p text:style-name="Standard">• Software-Building-HOWTO http://www.tldp.org/HOWTO/Software-Building-HOWTO.html</text:p>
      <text:p text:style-name="Standard">Esse é um guia compreensivo para construir e instalar pacotes de software Unix “genéricos” sob o Linux. Apesar de que foi escrito há algum tempo, ainda fornece um bom resumo das técnicas básicas usadas para construir e instalar software.</text:p>
      <text:p text:style-name="Standard"/>
      <text:p text:style-name="Standard">• Guia do(a) Iniciante para Instalar a partir do Fonte <text:a xlink:type="simple" xlink:href="http://moi.vonos.net/linux/beginners-installing-from-source/" text:style-name="Internet_20_link" text:visited-style-name="Visited_20_Internet_20_Link">http://moi.vonos.net/linux/beginners-installing-from-source/</text:a> Esse guia fornece um bom sumário das habilidades básicas e de técnicas necessárias para construir software a partir do código fonte.</text:p>
      <text:p text:style-name="P2"/>
      <text:p text:style-name="P2">Obs: O conteúdo desse arquivo é um resumo das fontes <text:span text:style-name="T1">acima </text:span>o qual a [LFS Pg 9, versão 12.3-systemd pt-br] recomentda e insiste que você veja.</text:p>
      <text:p text:style-name="Text_20_body"/>
      <text:p text:style-name="Text_20_body"/>
      <text:p text:style-name="Text_20_body"><text:span text:style-name="Strong_20_Emphasis"><text:span text:style-name="T2">L</text:span></text:span><text:span text:style-name="Strong_20_Emphasis">idar com pacotes de software no Linux</text:span>, principalmente quando eles vêm comprimidos em formatos como <text:span text:style-name="Strong_20_Emphasis">.tar.gz, .tgz, .bz2, etc.</text:span>.</text:p>
      <text:h text:style-name="Heading_20_3" text:outline-level="3">📦 O que é um <text:span text:style-name="Emphasis">tarball</text:span></text:h>
      <text:list text:style-name="L1">
        <text:list-item>
          <text:p text:style-name="P3">Um <text:span text:style-name="Emphasis">tarball</text:span> é um arquivo compactado (normalmente <text:span text:style-name="Source_20_Text">.tar.gz</text:span> ou <text:span text:style-name="Source_20_Text">.tgz</text:span>) que contém os arquivos de um software.</text:p>
        </text:list-item>
        <text:list-item>
          <text:p text:style-name="P3">Ele junta vários arquivos em um só (<text:span text:style-name="Source_20_Text">tar</text:span>) e depois comprime (<text:span text:style-name="Source_20_Text">gzip</text:span>).</text:p>
        </text:list-item>
      </text:list>
      <text:p text:style-name="Horizontal_20_Line"/>
      <text:h text:style-name="Heading_20_3" text:outline-level="3">🛠️ Como extrair</text:h>
      <text:list text:style-name="L2">
        <text:list-item>
          <text:p text:style-name="P4">O comando principal mostrado é:</text:p>
          <text:p text:style-name="P5"><text:span text:style-name="Source_20_Text">tar xzvf nome-do-arquivo.tar.gz</text:span></text:p>
          <text:p text:style-name="P4">Onde:</text:p>
          <text:list>
            <text:list-item>
              <text:p text:style-name="P4"><text:span text:style-name="Strong_20_Emphasis">x</text:span> → extrair</text:p>
            </text:list-item>
            <text:list-item>
              <text:p text:style-name="P4"><text:span text:style-name="Strong_20_Emphasis">z</text:span> → descompactar gzip</text:p>
            </text:list-item>
            <text:list-item>
              <text:p text:style-name="P4"><text:span text:style-name="Strong_20_Emphasis">v</text:span> → verbose (mostrar o que está acontecendo)</text:p>
            </text:list-item>
            <text:list-item>
              <text:p text:style-name="P4"><text:span text:style-name="Strong_20_Emphasis">f</text:span> → especificar o arquivo</text:p>
            </text:list-item>
          </text:list>
        </text:list-item>
        <text:list-item>
          <text:p text:style-name="P4"><text:soft-page-break/>Alternativas equivalentes:</text:p>
          <text:p text:style-name="P6"><text:span text:style-name="Source_20_Text">gzip -cd arquivo.tar.gz | tar xvf -</text:span></text:p>
          <text:p text:style-name="P5"><text:span text:style-name="Source_20_Text">gunzip -c arquivo.tar.gz | tar xvf -</text:span></text:p>
          <text:p text:style-name="P4">O <text:span text:style-name="Source_20_Text">-</text:span> significa que o <text:span text:style-name="Source_20_Text">tar</text:span> vai ler a entrada do <text:span text:style-name="Emphasis">stdin</text:span>.</text:p>
        </text:list-item>
      </text:list>
      <text:p text:style-name="Horizontal_20_Line"/>
      <text:h text:style-name="Heading_20_3" text:outline-level="3">🗂️ Outros formatos</text:h>
      <text:list text:style-name="L3">
        <text:list-item>
          <text:p text:style-name="P7"><text:span text:style-name="Source_20_Text">.bz2</text:span>: usar</text:p>
          <text:p text:style-name="P8"><text:span text:style-name="Source_20_Text">tar xjvf arquivo.tar.bz2</text:span></text:p>
          <text:p text:style-name="P7">ou</text:p>
          <text:p text:style-name="P8"><text:span text:style-name="Source_20_Text">bzip2 -cd arquivo.tar.bz2 | tar xvf -</text:span></text:p>
        </text:list-item>
        <text:list-item>
          <text:p text:style-name="P7"><text:span text:style-name="Source_20_Text">.Z</text:span> (mais antigo): também funciona com <text:span text:style-name="Source_20_Text">tar xzvf arquivo.tar.Z</text:span> ou usando <text:span text:style-name="Source_20_Text">uncompress</text:span>.</text:p>
        </text:list-item>
        <text:list-item>
          <text:p text:style-name="P7">Arquivos <text:span text:style-name="Emphasis">shar</text:span> (<text:span text:style-name="Source_20_Text">.shar</text:span>): são <text:span text:style-name="Emphasis">shell archives</text:span>, você abre com:</text:p>
          <text:p text:style-name="P8"><text:span text:style-name="Source_20_Text">unshar arquivo.shar</text:span></text:p>
        </text:list-item>
        <text:list-item>
          <text:p text:style-name="P7">Formatos não padrão de DOS/Mac/Amiga (zip, arc, rar, etc.): existem utilitários específicos (<text:span text:style-name="Source_20_Text">unzip</text:span>, <text:span text:style-name="Source_20_Text">unrar</text:span>, etc.).</text:p>
        </text:list-item>
      </text:list>
      <text:p text:style-name="Horizontal_20_Line"/>
      <text:h text:style-name="Heading_20_3" text:outline-level="3">📂 Onde extrair</text:h>
      <text:list text:style-name="L4">
        <text:list-item>
          <text:p text:style-name="P9">Às vezes precisa extrair em diretórios específicos:</text:p>
          <text:list>
            <text:list-item>
              <text:p text:style-name="P9"><text:span text:style-name="Source_20_Text">/usr/src</text:span></text:p>
            </text:list-item>
            <text:list-item>
              <text:p text:style-name="P9"><text:span text:style-name="Source_20_Text">/opt</text:span></text:p>
            </text:list-item>
            <text:list-item>
              <text:p text:style-name="P9">ou sua <text:span text:style-name="Source_20_Text">$HOME</text:span></text:p>
            </text:list-item>
          </text:list>
          <text:p text:style-name="P9">Se der erro, pode ser porque o pacote deve ser instalado em outro diretório.</text:p>
        </text:list-item>
      </text:list>
      <text:p text:style-name="Horizontal_20_Line"/>
      <text:h text:style-name="Heading_20_3" text:outline-level="3">📝 Leia a documentação</text:h>
      <text:list text:style-name="L5">
        <text:list-item>
          <text:p text:style-name="P10">Sempre verificar <text:span text:style-name="Source_20_Text">README</text:span>, <text:span text:style-name="Source_20_Text">INSTALL</text:span>, <text:span text:style-name="Source_20_Text">Makefile</text:span>.</text:p>
        </text:list-item>
        <text:list-item>
          <text:p text:style-name="P10">Não alterar arquivos como <text:span text:style-name="Source_20_Text">Imakefile</text:span> sem necessidade.</text:p>
        </text:list-item>
      </text:list>
      <text:p text:style-name="Horizontal_20_Line"/>
      <text:h text:style-name="Heading_20_3" text:outline-level="3">🧩 Aplicando <text:span text:style-name="Emphasis">patches</text:span></text:h>
      <text:list text:style-name="L6">
        <text:list-item>
          <text:p text:style-name="P11">Às vezes o código vem com correções em arquivos <text:span text:style-name="Source_20_Text">.patch</text:span> ou <text:span text:style-name="Source_20_Text">.diff</text:span>.</text:p>
        </text:list-item>
        <text:list-item>
          <text:p text:style-name="P11">Usa-se:</text:p>
          <text:p text:style-name="P12"><text:soft-page-break/><text:span text:style-name="Source_20_Text">patch &lt; arquivo.patch</text:span></text:p>
        </text:list-item>
      </text:list>
      <text:p text:style-name="Horizontal_20_Line"/>
      <text:h text:style-name="Heading_20_3" text:outline-level="3">Próxima etapa</text:h>
      <text:p text:style-name="Text_20_body">Depois de descompactar e aplicar possíveis patches, você segue para a etapa de <text:span text:style-name="Strong_20_Emphasis">compilação e instalação</text:span> do software (geralmente <text:span text:style-name="Source_20_Text">./configure</text:span>, <text:span text:style-name="Source_20_Text">make</text:span>, <text:span text:style-name="Source_20_Text">make install</text:span>).</text:p>
      <text:p text:style-name="Text_20_body"/>
      <text:p text:style-name="Text_20_body"><text:span text:style-name="T3"><text:tab/>P</text:span>rocesso de compilação de software no Linux: usar o <text:span text:style-name="Source_20_Text">make</text:span> e o <text:span text:style-name="Source_20_Text">Makefile</text:span></text:p>
      <text:h text:style-name="P13" text:outline-level="3"><text:span text:style-name="T4">📌 O que é o Makefile</text:span></text:h>
      <text:list text:style-name="L7">
        <text:list-item>
          <text:p text:style-name="P14">O <text:span text:style-name="Strong_20_Emphasis">Makefile</text:span> é o coração do processo de compilação.</text:p>
        </text:list-item>
        <text:list-item>
          <text:p text:style-name="P14">Ele funciona como um <text:span text:style-name="Strong_20_Emphasis">roteiro</text:span> que diz ao <text:span text:style-name="Source_20_Text">make</text:span> como compilar e montar os <text:span text:style-name="Strong_20_Emphasis">binários</text:span> (executáveis).</text:p>
        </text:list-item>
        <text:list-item>
          <text:p text:style-name="P14">Também pode ajudar a atualizar um programa sem recompilar tudo do zero.</text:p>
        </text:list-item>
      </text:list>
      <text:p text:style-name="P15"/>
      <text:h text:style-name="P16" text:outline-level="3">🛠️ Como funciona a compilação</text:h>
      <text:list text:style-name="L8">
        <text:list-item>
          <text:p text:style-name="P17">Em algum momento, o Makefile chama <text:span text:style-name="Source_20_Text">cc</text:span> ou <text:span text:style-name="Source_20_Text">gcc</text:span>, que fazem:</text:p>
          <text:list>
            <text:list-item>
              <text:p text:style-name="P17">Pré-processamento</text:p>
            </text:list-item>
            <text:list-item>
              <text:p text:style-name="P17">Compilação (código C/C++ → objeto)</text:p>
            </text:list-item>
            <text:list-item>
              <text:p text:style-name="P17">Linkedição (objetos → executável final)</text:p>
            </text:list-item>
          </text:list>
        </text:list-item>
        <text:list-item>
          <text:p text:style-name="P17">Resultado: arquivos binários prontos para rodar.</text:p>
        </text:list-item>
      </text:list>
      <text:p text:style-name="P15"/>
      <text:h text:style-name="P16" text:outline-level="3">⚡ Comandos principais do <text:span text:style-name="Source_20_Text">make</text:span></text:h>
      <text:list text:style-name="L9">
        <text:list-item>
          <text:p text:style-name="P18"><text:span text:style-name="Source_20_Text">make</text:span> → compila o programa.</text:p>
        </text:list-item>
        <text:list-item>
          <text:p text:style-name="P18"><text:span text:style-name="Source_20_Text">make install</text:span> → instala os binários nos diretórios corretos (ex.: <text:span text:style-name="Source_20_Text">/usr/local/bin</text:span>).</text:p>
        </text:list-item>
        <text:list-item>
          <text:p text:style-name="P18"><text:span text:style-name="Source_20_Text">make clean</text:span> → remove arquivos temporários de compilação.</text:p>
        </text:list-item>
        <text:list-item>
          <text:p text:style-name="P18"><text:span text:style-name="Source_20_Text">make -n</text:span> → mostra o que <text:span text:style-name="Strong_20_Emphasis">seria feito</text:span> sem executar de fato.</text:p>
        </text:list-item>
      </text:list>
      <text:p text:style-name="P15"/>
      <text:h text:style-name="P16" text:outline-level="3">📂 Ajustando o Makefile</text:h>
      <text:list text:style-name="L10">
        <text:list-item>
          <text:p text:style-name="P19">Programas simples usam Makefile genérico.</text:p>
        </text:list-item>
        <text:list-item>
          <text:p text:style-name="P19">Programas mais complexos precisam que o Makefile seja ajustado conforme bibliotecas e arquivos disponíveis no seu sistema (ex.: X11).</text:p>
        </text:list-item>
      </text:list>
      <text:p text:style-name="P15"/>
      <text:h text:style-name="P16" text:outline-level="3">🧰 Imake e xmkmf</text:h>
      <text:list text:style-name="L11">
        <text:list-item>
          <text:p text:style-name="P20">Alguns softwares antigos usam <text:span text:style-name="Strong_20_Emphasis">Imakefiles</text:span> (um modelo de Makefile).</text:p>
        </text:list-item>
        <text:list-item>
          <text:p text:style-name="P20"><text:soft-page-break/>Para gerar o Makefile final você roda:</text:p>
          <text:p text:style-name="P21"><text:span text:style-name="Source_20_Text">xmkmf -a</text:span></text:p>
          <text:p text:style-name="P20">Isso prepara dependências e bibliotecas corretamente.</text:p>
        </text:list-item>
        <text:list-item>
          <text:p text:style-name="P20">Normalmente basta seguir as instruções do <text:span text:style-name="Source_20_Text">README</text:span> ou <text:span text:style-name="Source_20_Text">INSTALL</text:span>.</text:p>
        </text:list-item>
      </text:list>
      <text:p text:style-name="P15"/>
      <text:h text:style-name="P16" text:outline-level="3">⚠️ Permissões e root</text:h>
      <text:list text:style-name="L12">
        <text:list-item>
          <text:p text:style-name="P22">Você <text:span text:style-name="Strong_20_Emphasis">não compila como root</text:span> (faz como usuário normal).</text:p>
        </text:list-item>
        <text:list-item>
          <text:p text:style-name="P22">Só usa root quando for instalar os binários no sistema (<text:span text:style-name="Source_20_Text">make install</text:span>).</text:p>
        </text:list-item>
        <text:list-item>
          <text:p text:style-name="P22">Isso evita riscos e erros de permissões.</text:p>
        </text:list-item>
      </text:list>
      <text:p text:style-name="P15"/>
      <text:h text:style-name="P16" text:outline-level="3">📋 Passo a passo geral</text:h>
      <text:list text:style-name="L13">
        <text:list-item>
          <text:p text:style-name="P23">Leia <text:span text:style-name="Source_20_Text">README</text:span> e docs.</text:p>
        </text:list-item>
        <text:list-item>
          <text:p text:style-name="P23">Rode <text:span text:style-name="Source_20_Text">xmkmf -a</text:span> ou <text:span text:style-name="Source_20_Text">./configure</text:span> (depende do pacote).</text:p>
        </text:list-item>
        <text:list-item>
          <text:p text:style-name="P23">Verifique o <text:span text:style-name="Source_20_Text">Makefile</text:span>.</text:p>
        </text:list-item>
        <text:list-item>
          <text:p text:style-name="P23">Se necessário, rode:</text:p>
          <text:p text:style-name="P24"><text:span text:style-name="Source_20_Text">make clean</text:span></text:p>
          <text:p text:style-name="P24"><text:span text:style-name="Source_20_Text">make Makefiles</text:span></text:p>
          <text:p text:style-name="P24"><text:span text:style-name="Source_20_Text">make includes</text:span></text:p>
          <text:p text:style-name="P24"><text:span text:style-name="Source_20_Text">make depend</text:span></text:p>
        </text:list-item>
        <text:list-item>
          <text:p text:style-name="P23">Compile com <text:span text:style-name="Source_20_Text">make</text:span>.</text:p>
        </text:list-item>
        <text:list-item>
          <text:p text:style-name="P23">Verifique permissões.</text:p>
        </text:list-item>
        <text:list-item>
          <text:p text:style-name="P23">Instale com <text:span text:style-name="Source_20_Text">make install</text:span> (como root).</text:p>
        </text:list-item>
      </text:list>
      <text:p text:style-name="P15"/>
      <text:h text:style-name="P16" text:outline-level="3">🧩 Dicas extras</text:h>
      <text:list text:style-name="L14">
        <text:list-item>
          <text:p text:style-name="P25">Você pode otimizar a compilação ajustando opções do <text:span text:style-name="Source_20_Text">gcc</text:span> no Makefile, como:</text:p>
          <text:list>
            <text:list-item>
              <text:p text:style-name="P25"><text:span text:style-name="Source_20_Text">-O2</text:span> (otimização)</text:p>
            </text:list-item>
            <text:list-item>
              <text:p text:style-name="P25"><text:span text:style-name="Source_20_Text">-funroll-loops</text:span> (desenrolar loops)</text:p>
            </text:list-item>
            <text:list-item>
              <text:p text:style-name="P25"><text:span text:style-name="Source_20_Text">-march=native</text:span> (usar instruções da sua CPU)</text:p>
            </text:list-item>
          </text:list>
        </text:list-item>
        <text:list-item>
          <text:p text:style-name="P25">Pode usar <text:span text:style-name="Source_20_Text">strip</text:span> nos binários para deixá-los menores (mas perde informações de debug).</text:p>
        </text:list-item>
        <text:list-item>
          <text:p text:style-name="P26"><text:span text:style-name="T4">Alguns pacotes antigos podem instalar em </text:span><text:span text:style-name="Source_20_Text">/opt</text:span><text:span text:style-name="T4">, </text:span><text:span text:style-name="Source_20_Text">/pack</text:span><text:span text:style-name="T4"> ou outros lugares incomuns — aí você precisa criar esses diretórios ou ajustar o </text:span><text:span text:style-name="Source_20_Text">PATH</text:span><text:span text:style-name="T4">.</text:span></text:p>
        </text:list-item>
      </text:list>
      <text:p text:style-name="P27"><text:span text:style-name="Source_20_Text"><text:span text:style-name="T5">P</text:span></text:span><text:span text:style-name="Source_20_Text"><text:span text:style-name="Strong_20_Emphasis"><text:span text:style-name="T4">roblemas e riscos de usar pacotes binários pré-compilados (como RPM, DEB, SLP)</text:span></text:span></text:span><text:span text:style-name="Source_20_Text"><text:span text:style-name="T4"> em vez de compilar direto do código-fonte (</text:span></text:span><text:span text:style-name="Source_20_Text"><text:span text:style-name="Emphasis"><text:span text:style-name="T4">tarballs</text:span></text:span></text:span><text:span text:style-name="Source_20_Text"><text:span text:style-name="T4">).</text:span></text:span></text:p>
      <text:p text:style-name="P28"/>
      <text:h text:style-name="P29" text:outline-level="2">📦 Prepackaged Binaries (binários empacotados)</text:h>
      <text:p text:style-name="P28">Pacotes como <text:span text:style-name="Strong_20_Emphasis">.rpm</text:span> (Red Hat, Fedora), <text:span text:style-name="Strong_20_Emphasis">.deb</text:span> (Debian, Ubuntu), ou <text:span text:style-name="Strong_20_Emphasis">.slp</text:span> (Stampede Linux) facilitam a vida do usuário porque já vêm prontos para instalar.<text:line-break/>Mas o texto mostra os <text:span text:style-name="Strong_20_Emphasis">contras</text:span> em comparação com os <text:span text:style-name="Emphasis">tarballs</text:span> (código-fonte original).</text:p>
      <text:p text:style-name="P15"/>
      <text:h text:style-name="P16" text:outline-level="3">⚠️ Problemas apontados com RPM/DEB</text:h>
      <text:list text:style-name="L15">
        <text:list-item>
          <text:p text:style-name="P30"><text:span text:style-name="Strong_20_Emphasis">Atraso de versão</text:span></text:p>
          <text:list>
            <text:list-item>
              <text:p text:style-name="P30">O software primeiro sai como <text:span text:style-name="Emphasis">tarball</text:span> (código-fonte).</text:p>
            </text:list-item>
            <text:list-item>
              <text:p text:style-name="P30">A versão em RPM/DEB pode demorar dias, semanas ou meses.</text:p>
            </text:list-item>
            <text:list-item>
              <text:p text:style-name="P30">Resultado: pacotes binários geralmente estão desatualizados.</text:p>
            </text:list-item>
          </text:list>
        </text:list-item>
        <text:list-item>
          <text:p text:style-name="P30"><text:span text:style-name="Strong_20_Emphasis">Menos opções / incompletos</text:span></text:p>
          <text:list>
            <text:list-item>
              <text:p text:style-name="P30">O <text:span text:style-name="Emphasis">tarball</text:span> permite configurar e personalizar o software.</text:p>
            </text:list-item>
            <text:list-item>
              <text:p text:style-name="P30">O binário pré-compilado pode vir sem algumas funcionalidades.</text:p>
            </text:list-item>
            <text:list-item>
              <text:p text:style-name="P30">Só os <text:span text:style-name="Emphasis">source rpm</text:span> (SRPM) trazem o código completo, mas aí você precisa recompilar.</text:p>
            </text:list-item>
          </text:list>
        </text:list-item>
        <text:list-item>
          <text:p text:style-name="P30"><text:span text:style-name="Strong_20_Emphasis">Dependências e incompatibilidades</text:span></text:p>
          <text:list>
            <text:list-item>
              <text:p text:style-name="P30">O pacote pode exigir versões de bibliotecas diferentes das que você tem.</text:p>
            </text:list-item>
            <text:list-item>
              <text:p text:style-name="P30">Mesmo que você crie links simbólicos, pode não funcionar.</text:p>
            </text:list-item>
            <text:list-item>
              <text:p text:style-name="P30">Pacotes mal empacotados podem <text:span text:style-name="Strong_20_Emphasis">quebrar</text:span> ou simplesmente não instalar.</text:p>
            </text:list-item>
          </text:list>
        </text:list-item>
        <text:list-item>
          <text:p text:style-name="P30"><text:span text:style-name="Strong_20_Emphasis">Falta do código-fonte</text:span></text:p>
          <text:list>
            <text:list-item>
              <text:p text:style-name="P30">Com o tarball você tem o código, pode aprender, ajustar, corrigir.</text:p>
            </text:list-item>
            <text:list-item>
              <text:p text:style-name="P30">Com o binário pronto, você só recebe o executável.</text:p>
            </text:list-item>
          </text:list>
        </text:list-item>
        <text:list-item>
          <text:p text:style-name="P30"><text:span text:style-name="Strong_20_Emphasis">Segurança</text:span></text:p>
          <text:list>
            <text:list-item>
              <text:p text:style-name="P30">Precisa instalar como root (perigoso).</text:p>
            </text:list-item>
            <text:list-item>
              <text:p text:style-name="P30">Pode sobrescrever arquivos do sistema ou até trazer malware.</text:p>
            </text:list-item>
            <text:list-item>
              <text:p text:style-name="P30">Por isso:</text:p>
              <text:p text:style-name="P31"><text:span text:style-name="Source_20_Text">rpm --checksig pacote.rpm</text:span></text:p>
              <text:p text:style-name="P31"><text:span text:style-name="Source_20_Text">rpm -K --nopgp pacote.rpm</text:span></text:p>
              <text:p text:style-name="P30">ou nos <text:span text:style-name="Source_20_Text">.deb</text:span>:</text:p>
              <text:p text:style-name="P31"><text:span text:style-name="Source_20_Text">dpkg -I pacote.deb <text:s text:c="2"/># info</text:span></text:p>
              <text:p text:style-name="P31"><text:span text:style-name="Source_20_Text">dpkg -e pacote.deb <text:s text:c="2"/># control</text:span></text:p>
            </text:list-item>
            <text:list-item>
              <text:p text:style-name="P30"><text:soft-page-break/>Assim você confere a integridade antes de instalar.</text:p>
            </text:list-item>
          </text:list>
        </text:list-item>
      </text:list>
      <text:p text:style-name="P15"/>
      <text:h text:style-name="P16" text:outline-level="3">🧪 Exemplo real: o caso do <text:span text:style-name="Strong_20_Emphasis">XaoS</text:span> (gerador de fractais)</text:h>
      <text:list text:style-name="L16">
        <text:list-item>
          <text:p text:style-name="P32">Existiam versões <text:span text:style-name="Source_20_Text">tar.gz</text:span> e <text:span text:style-name="Source_20_Text">rpm</text:span>.</text:p>
        </text:list-item>
        <text:list-item>
          <text:p text:style-name="P32">Tentaram instalar o RPM → <text:span text:style-name="Strong_20_Emphasis">falhou por dependências</text:span> (<text:span text:style-name="Source_20_Text">libslang</text:span>, <text:span text:style-name="Source_20_Text">libpng</text:span>, <text:span text:style-name="Source_20_Text">libaa</text:span>).</text:p>
        </text:list-item>
        <text:list-item>
          <text:p text:style-name="P32">Tentaram forçar com <text:span text:style-name="Source_20_Text">--nodeps</text:span> → <text:span text:style-name="Strong_20_Emphasis">o programa crashou</text:span>.</text:p>
        </text:list-item>
        <text:list-item>
          <text:p text:style-name="P32">O problema era diferença na versão das bibliotecas.</text:p>
        </text:list-item>
        <text:list-item>
          <text:p text:style-name="P32">Solução: usar o <text:span text:style-name="Strong_20_Emphasis">tarball</text:span> → rodar <text:span text:style-name="Source_20_Text">./configure &amp;&amp; make &amp;&amp; make install</text:span> funcionou perfeitamente.</text:p>
        </text:list-item>
      </text:list>
      <text:p text:style-name="P28">Moral da história: <text:span text:style-name="Strong_20_Emphasis">às vezes o binário pré-compilado dá mais dor de cabeça que compilar do zero</text:span>.</text:p>
      <text:p text:style-name="P15"/>
      <text:h text:style-name="P16" text:outline-level="3">📌 Observações extras</text:h>
      <text:list text:style-name="L17">
        <text:list-item>
          <text:p text:style-name="P33"><text:span text:style-name="Source_20_Text">alien</text:span> e <text:span text:style-name="Source_20_Text">martian</text:span> permitem converter pacotes entre formatos (<text:span text:style-name="Source_20_Text">rpm</text:span>, <text:span text:style-name="Source_20_Text">deb</text:span>, <text:span text:style-name="Source_20_Text">slp</text:span>, <text:span text:style-name="Source_20_Text">tar.gz</text:span>).</text:p>
        </text:list-item>
        <text:list-item>
          <text:p text:style-name="P33">Ferramentas como <text:span text:style-name="Source_20_Text">unrpm</text:span> e <text:span text:style-name="Source_20_Text">rpmunpack</text:span> deixam você inspecionar pacotes sem instalar.</text:p>
        </text:list-item>
        <text:list-item>
          <text:p text:style-name="P34"><text:span text:style-name="T4">Sempre </text:span><text:span text:style-name="Strong_20_Emphasis"><text:span text:style-name="T4">ler os manuais</text:span></text:span><text:span text:style-name="T4"> (</text:span><text:span text:style-name="Source_20_Text">man rpm</text:span><text:span text:style-name="T4">, </text:span><text:span text:style-name="Source_20_Text">man dpkg</text:span><text:span text:style-name="T4">) e guias como </text:span><text:span text:style-name="Emphasis"><text:span text:style-name="T4">RPM HOWTO</text:span></text:span><text:span text:style-name="T4"> ou </text:span><text:span text:style-name="Emphasis"><text:span text:style-name="T4">Debian Package Tools</text:span></text:span><text:span text:style-name="T4">.</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2T14:28:25.083647132</meta:creation-date>
    <dc:date>2025-09-22T14:48:09.683894291</dc:date>
    <meta:editing-duration>PT19M44S</meta:editing-duration>
    <meta:editing-cycles>5</meta:editing-cycles>
    <meta:generator>LibreOffice/25.2.6.2$Linux_X86_64 LibreOffice_project/520$Build-2</meta:generator>
    <meta:document-statistic meta:table-count="0" meta:image-count="0" meta:object-count="0" meta:page-count="6" meta:paragraph-count="136" meta:word-count="1283" meta:character-count="7601" meta:non-whitespace-character-count="6548"/>
  </office:meta>
</office:document-meta>
</file>